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io_2_saida_mul_matrix-O0" table:style-name="ta1">
        <table:shapes>
          <draw:frame draw:z-index="0" draw:style-name="gr1" draw:text-style-name="P1" svg:width="159.83mm" svg:height="90.04mm" svg:x="179.36mm" svg:y="4.52mm">
            <draw:object draw:notify-on-update-of-ranges="'Exercicio_2_saida_mul_matrix-O0'.B2:'Exercicio_2_saida_mul_matrix-O0'.B10 'Exercicio_2_saida_mul_matrix-O0'.C1:'Exercicio_2_saida_mul_matrix-O0'.C1 'Exercicio_2_saida_mul_matrix-O0'.C2:'Exercicio_2_saida_mul_matrix-O0'.C10 'Exercicio_2_saida_mul_matrix-O0'.D1:'Exercicio_2_saida_mul_matrix-O0'.D1 'Exercicio_2_saida_mul_matrix-O0'.D2:'Exercicio_2_saida_mul_matrix-O0'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3mm" svg:height="90.04mm" svg:x="179.63mm" svg:y="101.47mm">
            <draw:object draw:notify-on-update-of-ranges="'Exercicio_2_saida_mul_matrix-O0'.B13:'Exercicio_2_saida_mul_matrix-O0'.B21 'Exercicio_2_saida_mul_matrix-O0'.C12:'Exercicio_2_saida_mul_matrix-O0'.C12 'Exercicio_2_saida_mul_matrix-O0'.C13:'Exercicio_2_saida_mul_matrix-O0'.C21 'Exercicio_2_saida_mul_matrix-O0'.D12:'Exercicio_2_saida_mul_matrix-O0'.D12 'Exercicio_2_saida_mul_matrix-O0'.D13:'Exercicio_2_saida_mul_matrix-O0'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0417" calcext:value-type="float">
            <text:p>7,0417</text:p>
          </table:table-cell>
          <table:table-cell office:value-type="float" office:value="8.1165" calcext:value-type="float">
            <text:p>8,11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7.0417" calcext:value-type="float">
            <text:p>7,0417</text:p>
          </table:table-cell>
          <table:table-cell office:value-type="float" office:value="7.3131" calcext:value-type="float">
            <text:p>7,31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7.0417" calcext:value-type="float">
            <text:p>7,0417</text:p>
          </table:table-cell>
          <table:table-cell office:value-type="float" office:value="7.163" calcext:value-type="float">
            <text:p>7,1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7.0417" calcext:value-type="float">
            <text:p>7,0417</text:p>
          </table:table-cell>
          <table:table-cell office:value-type="float" office:value="7.0839" calcext:value-type="float">
            <text:p>7,08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7.0417" calcext:value-type="float">
            <text:p>7,0417</text:p>
          </table:table-cell>
          <table:table-cell office:value-type="float" office:value="7.3537" calcext:value-type="float">
            <text:p>7,35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7.0417" calcext:value-type="float">
            <text:p>7,0417</text:p>
          </table:table-cell>
          <table:table-cell office:value-type="float" office:value="7.7037" calcext:value-type="float">
            <text:p>7,70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7.0417" calcext:value-type="float">
            <text:p>7,0417</text:p>
          </table:table-cell>
          <table:table-cell office:value-type="float" office:value="8.4865" calcext:value-type="float">
            <text:p>8,48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7.0417" calcext:value-type="float">
            <text:p>7,0417</text:p>
          </table:table-cell>
          <table:table-cell office:value-type="float" office:value="8.6767" calcext:value-type="float">
            <text:p>8,6767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7.0417" calcext:value-type="float">
            <text:p>7,0417</text:p>
          </table:table-cell>
          <table:table-cell office:value-type="float" office:value="11.986" calcext:value-type="float">
            <text:p>11,98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.213" calcext:value-type="float">
            <text:p>2,213</text:p>
          </table:table-cell>
          <table:table-cell office:value-type="float" office:value="1.4088" calcext:value-type="float">
            <text:p>1,40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.213" calcext:value-type="float">
            <text:p>2,213</text:p>
          </table:table-cell>
          <table:table-cell office:value-type="float" office:value="1.2899" calcext:value-type="float">
            <text:p>1,28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213" calcext:value-type="float">
            <text:p>2,213</text:p>
          </table:table-cell>
          <table:table-cell office:value-type="float" office:value="1.206" calcext:value-type="float">
            <text:p>1,2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213" calcext:value-type="float">
            <text:p>2,213</text:p>
          </table:table-cell>
          <table:table-cell office:value-type="float" office:value="1.1644" calcext:value-type="float">
            <text:p>1,16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.213" calcext:value-type="float">
            <text:p>2,213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.213" calcext:value-type="float">
            <text:p>2,213</text:p>
          </table:table-cell>
          <table:table-cell office:value-type="float" office:value="1.2759" calcext:value-type="float">
            <text:p>1,27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2.213" calcext:value-type="float">
            <text:p>2,213</text:p>
          </table:table-cell>
          <table:table-cell office:value-type="float" office:value="1.3151" calcext:value-type="float">
            <text:p>1,31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.213" calcext:value-type="float">
            <text:p>2,213</text:p>
          </table:table-cell>
          <table:table-cell office:value-type="float" office:value="1.4545" calcext:value-type="float">
            <text:p>1,4545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213" calcext:value-type="float">
            <text:p>2,213</text:p>
          </table:table-cell>
          <table:table-cell office:value-type="float" office:value="2.5071" calcext:value-type="float">
            <text:p>2,5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00:35:36.426496105</dc:date>
    <meta:editing-duration>PT16M8S</meta:editing-duration>
    <meta:editing-cycles>1</meta:editing-cycles>
    <meta:document-statistic meta:table-count="1" meta:cell-count="8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title svg:x="5.144cm" svg:y="0.316cm" chart:style-name="ch2">
          <text:p>Multiplicação Direta x Bloco</text:p>
        </chart:title>
        <chart:subtitle svg:x="5.197cm" svg:y="1.275cm" chart:style-name="ch3">
          <text:p>Sem Otimização do Compilador</text:p>
        </chart:subtitle>
        <chart:legend chart:legend-position="end" svg:x="13.343cm" svg:y="3.954cm" style:legend-expansion="high" chart:style-name="ch4"/>
        <chart:plot-area chart:style-name="ch5" table:cell-range-address="'Exercicio_2_saida_mul_matrix-O0'.B1:'Exercicio_2_saida_mul_matrix-O0'.D10" chart:data-source-has-labels="both" svg:x="1.33cm" svg:y="2.138cm" svg:width="11.694cm" svg:height="5.706cm">
          <chartooo:coordinate-region svg:x="1.766cm" svg:y="2.337cm" svg:width="10.701cm" svg:height="4.86cm"/>
          <chart:axis chart:dimension="x" chart:name="primary-x" chart:style-name="ch6" chartooo:axis-type="auto">
            <chartooo:date-scale/>
            <chart:title svg:x="6.432cm" svg:y="8.024cm" chart:style-name="ch7">
              <text:p>Blocksize</text:p>
            </chart:title>
            <chart:categories table:cell-range-address="'Exercicio_2_saida_mul_matrix-O0'.B2:'Exercicio_2_saida_mul_matrix-O0'.B10"/>
            <chart:grid chart:style-name="ch8" chart:class="major"/>
          </chart:axis>
          <chart:axis chart:dimension="y" chart:name="primary-y" chart:style-name="ch6">
            <chart:title svg:x="0.451cm" svg:y="6.596cm" chart:style-name="ch9">
              <text:p>Tempo em Segundos</text:p>
            </chart:title>
            <chart:grid chart:style-name="ch8" chart:class="major"/>
          </chart:axis>
          <chart:series chart:style-name="ch10" chart:values-cell-range-address="'Exercicio_2_saida_mul_matrix-O0'.C2:'Exercicio_2_saida_mul_matrix-O0'.C10" chart:label-cell-address="'Exercicio_2_saida_mul_matrix-O0'.C1:'Exercicio_2_saida_mul_matrix-O0'.C1" chart:class="chart:line">
            <chart:data-point chart:repeated="9"/>
          </chart:series>
          <chart:series chart:style-name="ch11" chart:values-cell-range-address="'Exercicio_2_saida_mul_matrix-O0'.D2:'Exercicio_2_saida_mul_matrix-O0'.D10" chart:label-cell-address="'Exercicio_2_saida_mul_matrix-O0'.D1:'Exercicio_2_saida_mul_matrix-O0'.D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'Exercicio_2_saida_mul_matrix-O0'.C1:'Exercicio_2_saida_mul_matrix-O0'.C1</svg:desc>
                </draw:g>
              </table:table-cell>
              <table:table-cell office:value-type="string">
                <text:p> Bloco</text:p>
                <draw:g>
                  <svg:desc>'Exercicio_2_saida_mul_matrix-O0'.D1:'Exercicio_2_saida_mul_matrix-O0'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Exercicio_2_saida_mul_matrix-O0'.B2:'Exercicio_2_saida_mul_matrix-O0'.B10</svg:desc>
                </draw:g>
              </table:table-cell>
              <table:table-cell office:value-type="float" office:value="7.0417">
                <text:p>7.0417</text:p>
                <draw:g>
                  <svg:desc>'Exercicio_2_saida_mul_matrix-O0'.C2:'Exercicio_2_saida_mul_matrix-O0'.C10</svg:desc>
                </draw:g>
              </table:table-cell>
              <table:table-cell office:value-type="float" office:value="8.1165">
                <text:p>8.1165</text:p>
                <draw:g>
                  <svg:desc>'Exercicio_2_saida_mul_matrix-O0'.D2:'Exercicio_2_saida_mul_matrix-O0'.D1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0417">
                <text:p>7.0417</text:p>
              </table:table-cell>
              <table:table-cell office:value-type="float" office:value="7.3131">
                <text:p>7.31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0417">
                <text:p>7.0417</text:p>
              </table:table-cell>
              <table:table-cell office:value-type="float" office:value="7.163">
                <text:p>7.1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0417">
                <text:p>7.0417</text:p>
              </table:table-cell>
              <table:table-cell office:value-type="float" office:value="7.0839">
                <text:p>7.08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.0417">
                <text:p>7.0417</text:p>
              </table:table-cell>
              <table:table-cell office:value-type="float" office:value="7.3537">
                <text:p>7.353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.0417">
                <text:p>7.0417</text:p>
              </table:table-cell>
              <table:table-cell office:value-type="float" office:value="7.7037">
                <text:p>7.703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.0417">
                <text:p>7.0417</text:p>
              </table:table-cell>
              <table:table-cell office:value-type="float" office:value="8.4865">
                <text:p>8.486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.0417">
                <text:p>7.0417</text:p>
              </table:table-cell>
              <table:table-cell office:value-type="float" office:value="8.6767">
                <text:p>8.67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0417">
                <text:p>7.0417</text:p>
              </table:table-cell>
              <table:table-cell office:value-type="float" office:value="11.986">
                <text:p>11.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title svg:x="5.144cm" svg:y="0.316cm" chart:style-name="ch2">
          <text:p>Multiplicação Direta x Bloco</text:p>
        </chart:title>
        <chart:subtitle svg:x="5.183cm" svg:y="1.275cm" chart:style-name="ch3">
          <text:p>Com Otimização do Compilador</text:p>
        </chart:subtitle>
        <chart:legend chart:legend-position="end" svg:x="13.343cm" svg:y="3.954cm" style:legend-expansion="high" chart:style-name="ch4"/>
        <chart:plot-area chart:style-name="ch5" table:cell-range-address="'Exercicio_2_saida_mul_matrix-O0'.B12:'Exercicio_2_saida_mul_matrix-O0'.D21" chart:data-source-has-labels="both" svg:x="1.33cm" svg:y="2.138cm" svg:width="11.694cm" svg:height="5.706cm">
          <chartooo:coordinate-region svg:x="2.057cm" svg:y="2.337cm" svg:width="10.595cm" svg:height="4.86cm"/>
          <chart:axis chart:dimension="x" chart:name="primary-x" chart:style-name="ch6" chartooo:axis-type="auto">
            <chartooo:date-scale/>
            <chart:title svg:x="6.432cm" svg:y="8.024cm" chart:style-name="ch7">
              <text:p>Blocksize</text:p>
            </chart:title>
            <chart:categories table:cell-range-address="'Exercicio_2_saida_mul_matrix-O0'.B13:'Exercicio_2_saida_mul_matrix-O0'.B21"/>
          </chart:axis>
          <chart:axis chart:dimension="y" chart:name="primary-y" chart:style-name="ch6">
            <chart:title svg:x="0.451cm" svg:y="6.596cm" chart:style-name="ch8">
              <text:p>Tempo em Segundos</text:p>
            </chart:title>
            <chart:grid chart:style-name="ch9" chart:class="major"/>
          </chart:axis>
          <chart:series chart:style-name="ch10" chart:values-cell-range-address="'Exercicio_2_saida_mul_matrix-O0'.C13:'Exercicio_2_saida_mul_matrix-O0'.C21" chart:label-cell-address="'Exercicio_2_saida_mul_matrix-O0'.C12:'Exercicio_2_saida_mul_matrix-O0'.C12" chart:class="chart:line">
            <chart:data-point chart:repeated="9"/>
          </chart:series>
          <chart:series chart:style-name="ch11" chart:values-cell-range-address="'Exercicio_2_saida_mul_matrix-O0'.D13:'Exercicio_2_saida_mul_matrix-O0'.D21" chart:label-cell-address="'Exercicio_2_saida_mul_matrix-O0'.D12:'Exercicio_2_saida_mul_matrix-O0'.D12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'Exercicio_2_saida_mul_matrix-O0'.C12:'Exercicio_2_saida_mul_matrix-O0'.C12</svg:desc>
                </draw:g>
              </table:table-cell>
              <table:table-cell office:value-type="string">
                <text:p> Bloco</text:p>
                <draw:g>
                  <svg:desc>'Exercicio_2_saida_mul_matrix-O0'.D12:'Exercicio_2_saida_mul_matrix-O0'.D1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Exercicio_2_saida_mul_matrix-O0'.B13:'Exercicio_2_saida_mul_matrix-O0'.B21</svg:desc>
                </draw:g>
              </table:table-cell>
              <table:table-cell office:value-type="float" office:value="2.213">
                <text:p>2.213</text:p>
                <draw:g>
                  <svg:desc>'Exercicio_2_saida_mul_matrix-O0'.C13:'Exercicio_2_saida_mul_matrix-O0'.C21</svg:desc>
                </draw:g>
              </table:table-cell>
              <table:table-cell office:value-type="float" office:value="1.4088">
                <text:p>1.4088</text:p>
                <draw:g>
                  <svg:desc>'Exercicio_2_saida_mul_matrix-O0'.D13:'Exercicio_2_saida_mul_matrix-O0'.D21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13">
                <text:p>2.213</text:p>
              </table:table-cell>
              <table:table-cell office:value-type="float" office:value="1.2899">
                <text:p>1.28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13">
                <text:p>2.213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213">
                <text:p>2.213</text:p>
              </table:table-cell>
              <table:table-cell office:value-type="float" office:value="1.1644">
                <text:p>1.16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213">
                <text:p>2.21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213">
                <text:p>2.213</text:p>
              </table:table-cell>
              <table:table-cell office:value-type="float" office:value="1.2759">
                <text:p>1.275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213">
                <text:p>2.213</text:p>
              </table:table-cell>
              <table:table-cell office:value-type="float" office:value="1.3151">
                <text:p>1.315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213">
                <text:p>2.213</text:p>
              </table:table-cell>
              <table:table-cell office:value-type="float" office:value="1.4545">
                <text:p>1.454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213">
                <text:p>2.213</text:p>
              </table:table-cell>
              <table:table-cell office:value-type="float" office:value="2.5071">
                <text:p>2.50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